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0b5394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b5394" fo:font-weight="bold" style:font-weight-asian="bold"/>
    </style:style>
    <style:style style:name="T3" style:family="text">
      <style:text-properties fo:color="#0b5394"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38761d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><text:span text:style-name="T1">Ejercicio 1 : Creación de un tablespace</text:span></text:p>
      <text:p text:style-name="Standard"/>
      <text:p text:style-name="Standard"><text:span text:style-name="T2">CREATE TABLESPACE PARAOTROS</text:span></text:p>
      <text:p text:style-name="Standard"><text:span text:style-name="T2"><text:s text:c="2"/>DATAFILE</text:span></text:p>
      <text:p text:style-name="Standard"><text:span text:style-name="T2"><text:s text:c="2"/>'/datos/paraotros/paraotros.dbf' <text:s/></text:span></text:p>
      <text:p text:style-name="Standard"><text:span text:style-name="T2"><text:s text:c="4"/>SIZE 10M</text:span></text:p>
      <text:p text:style-name="Standard"><text:span text:style-name="T2"><text:s text:c="4"/>AUTOEXTEND ON <text:s/>NEXT 100k <text:s/></text:span></text:p>
      <text:p text:style-name="Standard"><text:span text:style-name="T2"><text:s text:c="4"/>MAXSIZE 100M, '/datos/paraotros/paraotros2.dbf' <text:s/></text:span></text:p>
      <text:p text:style-name="Standard"><text:span text:style-name="T2"><text:s text:c="4"/>SIZE 10M</text:span></text:p>
      <text:p text:style-name="Standard"><text:span text:style-name="T2"><text:s text:c="4"/>AUTOEXTEND ON <text:s/>NEXT 100k <text:s/></text:span></text:p>
      <text:p text:style-name="Standard"><text:span text:style-name="T2"><text:s text:c="4"/>MAXSIZE 100M;</text:span></text:p>
      <text:p text:style-name="Standard"/>
      <text:p text:style-name="Standard"/>
      <text:p text:style-name="Standard"><text:span text:style-name="T1">Ejercicio 2 : Crear usuarios para tus compañeros</text:span></text:p>
      <text:p text:style-name="Standard"><text:s/></text:p>
      <text:p text:style-name="Standard"><text:span text:style-name="T4"><text:s/>--creación de mi usuario</text:span></text:p>
      <text:p text:style-name="Standard"/>
      <text:p text:style-name="Standard"><text:span text:style-name="T2"><text:s/>CREATE USER CARLAGARCIA15 IDENTIFIED BY CarlaGP23</text:span></text:p>
      <text:p text:style-name="P4"><text:span text:style-name="T2"><text:s/>DEFAULT TABLESPACE USERS;</text:span></text:p>
      <text:p text:style-name="Standard"><text:soft-page-break/><text:span text:style-name="T2">-------------------------------------------------------------------------------------- <text:s/></text:span></text:p>
      <text:p text:style-name="Standard"><text:span text:style-name="T2">ALTER USER CARLAGARCIA15 </text:span></text:p>
      <text:p text:style-name="P4"><text:span text:style-name="T2">quota 10M on USERS;</text:span></text:p>
      <text:p text:style-name="Standard"/>
      <text:p text:style-name="Standard"><text:span text:style-name="T4">--creacion de compañeros</text:span></text:p>
      <text:p text:style-name="Standard"/>
      <text:p text:style-name="Standard"><text:span text:style-name="T2">CREATE USER ALEJANDROALONSOPLAZA IDENTIFIED BY ALEJANDROALONSOPLAZA</text:span></text:p>
      <text:p text:style-name="Standard"><text:span text:style-name="T2">DEFAULT TABLESPACE paraotros</text:span></text:p>
      <text:p text:style-name="Standard"><text:span text:style-name="T2">quota 10M on paraotros;</text:span></text:p>
      <text:p text:style-name="Standard"><text:span text:style-name="T2"><text:s text:c="2"/></text:span></text:p>
      <text:p text:style-name="Standard"><text:span text:style-name="T2">CREATE USER DAVIDBERNALMICAELO IDENTIFIED BY DAVIDBERNALMICAELO</text:span></text:p>
      <text:p text:style-name="Standard"><text:span text:style-name="T2">DEFAULT TABLESPACE paraotros</text:span></text:p>
      <text:p text:style-name="Standard"><text:span text:style-name="T2">quota 10M on paraotros;</text:span></text:p>
      <text:p text:style-name="Standard"><text:s text:c="2"/></text:p>
      <text:p text:style-name="Standard"><text:span text:style-name="T2">CREATE USER FRANCISCOCASTELLANO1 IDENTIFIED BY FRANCISCOCASTELLANO1</text:span></text:p>
      <text:p text:style-name="Standard"><text:span text:style-name="T2">DEFAULT TABLESPACE paraotros</text:span></text:p>
      <text:p text:style-name="Standard"><text:span text:style-name="T2">quota 10M on paraotros;</text:span></text:p>
      <text:p text:style-name="Standard"><text:span text:style-name="T2"><text:s text:c="2"/></text:span></text:p>
      <text:p text:style-name="Standard"><text:span text:style-name="T2">CREATE USER SAULDE IDENTIFIED BY SAULDE</text:span></text:p>
      <text:p text:style-name="Standard"><text:span text:style-name="T2">DEFAULT TABLESPACE paraotros</text:span></text:p>
      <text:p text:style-name="Standard"><text:span text:style-name="T2">quota 10M on paraotros;</text:span></text:p>
      <text:p text:style-name="P1"><text:soft-page-break/></text:p>
      <text:p text:style-name="Standard"><text:span text:style-name="T2">CREATE USER STEFANAURELIAN IDENTIFIED BY STEFANAURELIAN</text:span></text:p>
      <text:p text:style-name="Standard"><text:span text:style-name="T2">DEFAULT TABLESPACE paraotros</text:span></text:p>
      <text:p text:style-name="Standard"><text:span text:style-name="T2">quota 10M on paraotros;</text:span></text:p>
      <text:p text:style-name="Standard"><text:s text:c="4"/></text:p>
      <text:p text:style-name="Standard"><text:span text:style-name="T2"><text:s/>CREATE USER JORGEGARCIA478 IDENTIFIED BY JORGEGARCIA478</text:span></text:p>
      <text:p text:style-name="Standard"><text:span text:style-name="T2"><text:s/>DEFAULT TABLESPACE paraotros</text:span></text:p>
      <text:p text:style-name="Standard"><text:span text:style-name="T2"><text:s/>quota 10M on paraotros;</text:span></text:p>
      <text:p text:style-name="Standard"><text:span text:style-name="T2"><text:s text:c="4"/></text:span></text:p>
      <text:p text:style-name="Standard"><text:span text:style-name="T2"><text:s/>CREATE USER DIEGOGARCIA11 IDENTIFIED BY DIEGOGARCIA11</text:span></text:p>
      <text:p text:style-name="Standard"><text:span text:style-name="T2"><text:s/>DEFAULT TABLESPACE paraotros</text:span></text:p>
      <text:p text:style-name="Standard"><text:span text:style-name="T2"><text:s/>quota 10M on paraotros;</text:span></text:p>
      <text:p text:style-name="Standard"><text:span text:style-name="T2"><text:s text:c="4"/></text:span></text:p>
      <text:p text:style-name="Standard"><text:span text:style-name="T2">CREATE USER CRISTINAGARCIAMAROTO IDENTIFIED BY CRISTINAGARCIAMAROTO</text:span></text:p>
      <text:p text:style-name="Standard"><text:span text:style-name="T2">DEFAULT TABLESPACE paraotros</text:span></text:p>
      <text:p text:style-name="Standard"><text:span text:style-name="T2">quota 10M on paraotros;</text:span></text:p>
      <text:p text:style-name="Standard"><text:span text:style-name="T2"><text:s text:c="4"/></text:span></text:p>
      <text:p text:style-name="Standard"><text:span text:style-name="T2">---&gt; Así con todos los compañeros </text:span></text:p>
      <text:p text:style-name="P1"/>
      <text:p text:style-name="Standard"><text:span text:style-name="T2">CREATE USER PROFESOR IDENTIFIED BY PROFESOR</text:span></text:p>
      <text:p text:style-name="Standard"><text:span text:style-name="T2">DEFAULT TABLESPACE paraotros</text:span></text:p>
      <text:p text:style-name="Standard"><text:soft-page-break/><text:span text:style-name="T2">quota 10M on paraotros;</text:span></text:p>
      <text:p text:style-name="Standard"><text:s text:c="4"/></text:p>
      <text:p text:style-name="Standard"/>
      <text:p text:style-name="Standard">--permisos de inicio de sesion para todos los usuarios</text:p>
      <text:p text:style-name="Standard">grant create session to PROFESOR;</text:p>
      <text:p text:style-name="Standard"/>
      <text:p text:style-name="Standard"/>
      <text:p text:style-name="Standard"><text:span text:style-name="T1">Ejercicio 3 : PROFESOR con permisos especiales</text:span></text:p>
      <text:p text:style-name="Standard"><text:span text:style-name="T4">Dar permisos de lectura sobre estas tablas</text:span></text:p>
      <text:p text:style-name="Standard"><text:span text:style-name="T2">grant select on DBA_TABLES to PROFESOR;</text:span></text:p>
      <text:p text:style-name="Standard"><text:span text:style-name="T2">grant select on DBA_TABLESPACES to PROFESOR;</text:span></text:p>
      <text:p text:style-name="Standard"><text:span text:style-name="T2">grant select on DBA_USERS to PROFESOR;</text:span></text:p>
      <text:p text:style-name="Standard"><text:span text:style-name="T2">grant select on DBA_TS_QUOTAS to PROFESOR;</text:span></text:p>
      <text:p text:style-name="Standard"><text:span text:style-name="T2">grant select on DBA_DATA_FILES to PROFESOR;</text:span></text:p>
      <text:p text:style-name="Standard"><text:span text:style-name="T2">grant select on DBA_SYNONYMS to PROFESOR;</text:span></text:p>
      <text:p text:style-name="Standard"/>
      <text:p text:style-name="Standard"><text:span text:style-name="T1">Ejercicio 4 : Creación de las tablas</text:span></text:p>
      <text:p text:style-name="Standard"><text:span text:style-name="T2">[alumno@carlagarciaASGBD datos]$ mkdir carreras</text:span></text:p>
      <text:p text:style-name="Standard"><text:span text:style-name="T2">[alumno@carlagarciaASGBD datos]$ cd carreras</text:span></text:p>
      <text:p text:style-name="Standard"><text:span text:style-name="T2">[alumno@carlagarciaASGBD carreras]$ chmod 756 carreras</text:span></text:p>
      <text:p text:style-name="P1"/>
      <text:p text:style-name="Standard"><text:soft-page-break/><text:span text:style-name="T2">CREATE TABLESPACE CARRERAS</text:span></text:p>
      <text:p text:style-name="Standard"><text:span text:style-name="T2"><text:s text:c="2"/>DATAFILE</text:span></text:p>
      <text:p text:style-name="Standard"><text:span text:style-name="T2"><text:s text:c="2"/>'/datos/carreras/carreras.dbf' <text:s/></text:span></text:p>
      <text:p text:style-name="Standard"><text:span text:style-name="T2"><text:s text:c="4"/>SIZE 10M</text:span></text:p>
      <text:p text:style-name="Standard"><text:span text:style-name="T2"><text:s text:c="4"/>AUTOEXTEND ON <text:s/>NEXT 100k <text:s/></text:span></text:p>
      <text:p text:style-name="Standard"><text:span text:style-name="T2"><text:s text:c="4"/>MAXSIZE 100M, '/datos/carreras/carreras2.dbf' <text:s/></text:span></text:p>
      <text:p text:style-name="Standard"><text:span text:style-name="T2"><text:s text:c="4"/>SIZE 10M</text:span></text:p>
      <text:p text:style-name="Standard"><text:span text:style-name="T2"><text:s text:c="4"/>AUTOEXTEND ON <text:s/>NEXT 100k <text:s/></text:span></text:p>
      <text:p text:style-name="Standard"><text:span text:style-name="T2"><text:s text:c="4"/>MAXSIZE 100M;</text:span></text:p>
      <text:p text:style-name="Standard"><text:s text:c="4"/></text:p>
      <text:p text:style-name="Standard"><text:span text:style-name="T2">grant create table to CARLAGARCIA15;</text:span></text:p>
      <text:p text:style-name="Standard"><text:span text:style-name="T2">grant insert on CARLAGARCIA15.carreras to CARLAGARCIA15;</text:span></text:p>
      <text:p text:style-name="Standard"><text:span text:style-name="T2">grant insert on CARLAGARCIA15.escuderias to CARLAGARCIA15;</text:span></text:p>
      <text:p text:style-name="Standard"><text:span text:style-name="T2">grant insert on CARLAGARCIA15.circuitos to CARLAGARCIA15;</text:span></text:p>
      <text:p text:style-name="Standard"><text:span text:style-name="T2">grant insert on CARLAGARCIA15.pilotos to CARLAGARCIA15;</text:span></text:p>
      <text:p text:style-name="Standard"><text:span text:style-name="T2">grant insert on CARLAGARCIA15.prototipos to CARLAGARCIA15;</text:span></text:p>
      <text:p text:style-name="Standard"><text:span text:style-name="T2">grant insert on CARLAGARCIA15.resultados to CARLAGARCIA15;</text:span></text:p>
      <text:p text:style-name="Standard"/>
      <text:p text:style-name="Standard"><text:span text:style-name="T2">ALTER USER <text:s/>CARLAGARCIA15 quota 100M on carreras;</text:span></text:p>
      <text:p text:style-name="Standard"/>
      <text:p text:style-name="Standard"><text:span text:style-name="T1">Ejercicio 5 : Dar acceso a otros usuarios a un campo de tus tablas </text:span></text:p>
      <text:p text:style-name="Standard"><text:soft-page-break/><text:span text:style-name="T4">Creación de roles tanto para los ESTUDIANTES (compañeros) y el PROFESOR</text:span></text:p>
      <text:p text:style-name="Standard"><text:span text:style-name="T2">create role ESTUDIANTES; </text:span></text:p>
      <text:p text:style-name="Standard"><text:span text:style-name="T2">grant select on CARLAGARCIA15.carreras to ESTUDIANTES;</text:span></text:p>
      <text:p text:style-name="Standard"><text:span text:style-name="T2">grant select on CARLAGARCIA15.circuitos to ESTUDIANTES;</text:span></text:p>
      <text:p text:style-name="Standard"><text:span text:style-name="T2">grant select on CARLAGARCIA15.escuderias to ESTUDIANTES;</text:span></text:p>
      <text:p text:style-name="Standard"><text:span text:style-name="T2">grant select on CARLAGARCIA15.pilotos to ESTUDIANTES;</text:span></text:p>
      <text:p text:style-name="Standard"><text:span text:style-name="T2">grant select on CARLAGARCIA15.prototipos to ESTUDIANTES;</text:span></text:p>
      <text:p text:style-name="Standard"><text:span text:style-name="T2">grant select on CARLAGARCIA15.resultados to ESTUDIANTES;</text:span></text:p>
      <text:p text:style-name="P1"/>
      <text:p text:style-name="Standard"><text:span text:style-name="T2">GRANT ESTUDIANTES to ALEJANDROALONSOPLAZA;</text:span></text:p>
      <text:p text:style-name="Standard"><text:span text:style-name="T2">GRANT ESTUDIANTES TO DAVIDBERNALMICAELO;;</text:span></text:p>
      <text:p text:style-name="Standard"><text:span text:style-name="T2">GRANT ESTUDIANTES TO FRANCISCOCASTELLANO1;</text:span></text:p>
      <text:p text:style-name="Standard"><text:span text:style-name="T2">GRANT ESTUDIANTES TO SAULDE;</text:span></text:p>
      <text:p text:style-name="Standard"><text:span text:style-name="T2">GRANT ESTUDIANTES TO STEFANAURELIAN;</text:span></text:p>
      <text:p text:style-name="Standard"><text:span text:style-name="T2">GRANT ESTUDIANTES TO JORGEGARCIA478</text:span></text:p>
      <text:p text:style-name="Standard"><text:span text:style-name="T2">GRANT ESTUDIANTES TO DIEGOGARCIA11;</text:span></text:p>
      <text:p text:style-name="Standard"><text:span text:style-name="T2">GRANT ESTUDIANTES TO CRISTINAGARCIAMAROTO;</text:span></text:p>
      <text:p text:style-name="Standard"><text:span text:style-name="T2">GRANT ESTUDIANTES TO CARLAGARCIA15;</text:span></text:p>
      <text:p text:style-name="Standard"><text:span text:style-name="T2">GRANT ESTUDIANTES TO KEVINHERNANDEZGARCIA;</text:span></text:p>
      <text:p text:style-name="Standard"><text:span text:style-name="T2">GRANT ESTUDIANTES TO SILVIUILEA;</text:span></text:p>
      <text:p text:style-name="Standard"><text:span text:style-name="T2">GRANT ESTUDIANTES TO VITALIYKRASNOKUTSKY;</text:span></text:p>
      <text:p text:style-name="Standard"><text:soft-page-break/><text:span text:style-name="T2">GRANT ESTUDIANTES TO CRUZMBA;</text:span></text:p>
      <text:p text:style-name="Standard"><text:span text:style-name="T2">GRANT ESTUDIANTES TO ELENAAYECABA;</text:span></text:p>
      <text:p text:style-name="Standard"><text:span text:style-name="T2">GRANT ESTUDIANTES TO JONATHANOLIVEIRA1;</text:span></text:p>
      <text:p text:style-name="Standard"><text:span text:style-name="T2">GRANT ESTUDIANTES TO SPARLALEAL;</text:span></text:p>
      <text:p text:style-name="Standard"><text:span text:style-name="T2">GRANT ESTUDIANTES TO JORGEPEREZ174;</text:span></text:p>
      <text:p text:style-name="Standard"><text:span text:style-name="T2">GRANT ESTUDIANTES TO RAULPEREZNUNEZ;</text:span></text:p>
      <text:p text:style-name="Standard"><text:span text:style-name="T2">GRANT ESTUDIANTES TO PABLOPORCEL;</text:span></text:p>
      <text:p text:style-name="Standard"><text:span text:style-name="T2">GRANT ESTUDIANTES TO ALJENADRORUIZ;</text:span></text:p>
      <text:p text:style-name="Standard"><text:span text:style-name="T2">GRANT ESTUDIANTES TO IGNACIOSERVERT;</text:span></text:p>
      <text:p text:style-name="Standard"><text:span text:style-name="T2">GRANT ESTUDIANTES TO MIRCEASTEFAN;</text:span></text:p>
      <text:p text:style-name="Standard"><text:span text:style-name="T2">GRANT ESTUDIANTES TO JORGEVILLARTA;</text:span></text:p>
      <text:p text:style-name="Standard"><text:span text:style-name="T2">GRANT ESTUDIANTES TO ALVAROVILLODRE;</text:span></text:p>
      <text:p text:style-name="P2"/>
      <text:p text:style-name="P2"/>
      <text:p text:style-name="P2"/>
      <text:p text:style-name="P2"/>
      <text:p text:style-name="Standard"><text:span text:style-name="T4">Creación de sinónimos </text:span></text:p>
      <text:p text:style-name="Standard"><text:span text:style-name="T2">CREATE PUBLIC SYNONYM CIRCUITOS FOR</text:span></text:p>
      <text:p text:style-name="Standard"><text:span text:style-name="T2">CARLAGARCIA15.CIRCUITOS;</text:span></text:p>
      <text:p text:style-name="Standard"><text:span text:style-name="T2">CREATE PUBLIC SYNONYM CARRERAS FOR</text:span></text:p>
      <text:p text:style-name="Standard"><text:span text:style-name="T2">CARLAGARCIA15.CARRERAS;</text:span></text:p>
      <text:p text:style-name="Standard"><text:soft-page-break/><text:span text:style-name="T2">CREATE PUBLIC SYNONYM ESCUDERIAS FOR</text:span></text:p>
      <text:p text:style-name="Standard"><text:span text:style-name="T2">CARLAGARCIA15.ESCUDERIAS;</text:span></text:p>
      <text:p text:style-name="Standard"><text:span text:style-name="T2">CREATE PUBLIC SYNONYM PILOTOS FOR</text:span></text:p>
      <text:p text:style-name="Standard"><text:span text:style-name="T2">CARLAGARCIA15.PILOTOS;</text:span></text:p>
      <text:p text:style-name="Standard"><text:span text:style-name="T2">CREATE PUBLIC SYNONYM PROTOTIPOS FOR</text:span></text:p>
      <text:p text:style-name="Standard"><text:span text:style-name="T2">CARLAGARCIA15.PROTOTIPOS;</text:span></text:p>
      <text:p text:style-name="Standard"><text:span text:style-name="T2">CREATE PUBLIC SYNONYM RESULTADOS FOR</text:span></text:p>
      <text:p text:style-name="Standard"><text:span text:style-name="T2">CARLAGARCIA15.RESULTADOS;</text:span></text:p>
      <text:p text:style-name="Standard"/>
      <text:p text:style-name="Standard"/>
      <text:p text:style-name="Standard"><text:span text:style-name="T2">create role PROFESORROLE; </text:span></text:p>
      <text:p text:style-name="Standard"><text:span text:style-name="T2">grant select on CARLAGARCIA15.carreras to PROFESORROLE;</text:span></text:p>
      <text:p text:style-name="Standard"><text:span text:style-name="T2">grant select on CARLAGARCIA15.circuitos to PROFESORROLE;</text:span></text:p>
      <text:p text:style-name="Standard"><text:span text:style-name="T2">grant select on CARLAGARCIA15.escuderias to PROFESORROLE;</text:span></text:p>
      <text:p text:style-name="Standard"><text:span text:style-name="T2">grant select on CARLAGARCIA15.pilotos to PROFESORROLE;</text:span></text:p>
      <text:p text:style-name="Standard"><text:span text:style-name="T2">grant select on CARLAGARCIA15.prototipos to PROFESORROLE;</text:span></text:p>
      <text:p text:style-name="Standard"><text:span text:style-name="T2">grant select on CARLAGARCIA15.resultados to PROFESORROLE;</text:span></text:p>
      <text:p text:style-name="Standard"/>
      <text:p text:style-name="Standard"><text:span text:style-name="T4">Permisos sobre la columna valoración</text:span></text:p>
      <text:p text:style-name="Standard"><text:span text:style-name="T2">grant update(valoracion), insert(valoracion)</text:span></text:p>
      <text:p text:style-name="Standard"><text:span text:style-name="T2"><text:s text:c="4"/>on resultados to ALEJANDROALONSOPLAZA;</text:span></text:p>
      <text:p text:style-name="Standard"><text:soft-page-break/><text:span text:style-name="T2"><text:s/>grant update(valoracion), insert(valoracion)</text:span></text:p>
      <text:p text:style-name="Standard"><text:span text:style-name="T2"><text:s text:c="4"/>on resultados to DAVIDBERNALMICAELO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FRANCISCOCASTELLANO1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SAULDE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STEFANAURELIAN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JORGEGARCIA478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DIEGOGARCIA11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CARLAGARCIA15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KEVINHERNANDEZGARCIA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SILVIUILEA;</text:span></text:p>
      <text:p text:style-name="Standard"><text:span text:style-name="T2"><text:s/>grant update(valoracion), insert(valoracion)</text:span></text:p>
      <text:p text:style-name="Standard"><text:soft-page-break/><text:span text:style-name="T2"><text:s text:c="4"/>on resultados to VITALIYKRASNOKUTSKY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CRUZMBA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ELENAAYECABA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JONATHANOLIVEIRA1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SPARLALEAL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JORGEPEREZ174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RAULPEREZNUNEZ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PABLOPORCEL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ALJENADRORUIZ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IGNACIOSERVERT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MIRCEASTEFAN;</text:span></text:p>
      <text:p text:style-name="Standard"><text:soft-page-break/><text:span text:style-name="T2"><text:s/>grant update(valoracion), insert(valoracion)</text:span></text:p>
      <text:p text:style-name="Standard"><text:span text:style-name="T2"><text:s text:c="4"/>on resultados to JORGEVILLARTA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ALVAROVILLODRE;</text:span></text:p>
      <text:p text:style-name="Standard"><text:span text:style-name="T2"><text:s/>grant update(valoracion), insert(valoracion)</text:span></text:p>
      <text:p text:style-name="Standard"><text:span text:style-name="T2"><text:s text:c="4"/>on resultados to PROFESOR;</text:span></text:p>
      <text:p text:style-name="Standard"><text:s text:c="2"/></text:p>
      <text:p text:style-name="Standard"><text:span text:style-name="T1">Ejercicio 6 : Llena el tablespace CARRERAS</text:span></text:p>
      <text:p text:style-name="Standard"/>
      <text:p text:style-name="Standard"><text:span text:style-name="T4">Método utilizado para llenar los datos </text:span></text:p>
      <text:p text:style-name="Standard"><text:span text:style-name="T2">create table llenartabla (valor varchar (2048)) tablespace CARRERAS;</text:span></text:p>
      <text:p text:style-name="Standard"><text:span text:style-name="T2">begin</text:span></text:p>
      <text:p text:style-name="Standard"><text:span text:style-name="T2"><text:s text:c="4"/>for i in 1..10000000 loop</text:span></text:p>
      <text:p text:style-name="Standard"><text:span text:style-name="T2"><text:s text:c="4"/>insert into carlagarcia15.llenartabla values ('valor' || i);</text:span></text:p>
      <text:p text:style-name="Standard"><text:span text:style-name="T2"><text:s text:c="4"/>end loop;</text:span></text:p>
      <text:p text:style-name="Standard"><text:span text:style-name="T2"><text:s text:c="4"/>commit;</text:span></text:p>
      <text:p text:style-name="Standard"><text:span text:style-name="T2">end;</text:span></text:p>
      <text:p text:style-name="Standard"><text:span text:style-name="T2">/</text:span></text:p>
      <text:p text:style-name="Standard"><text:s/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Mensaje de error que aparece cuando terminas superando la cuota</text:span></text:p>
      <text:p text:style-name="Standard"><text:span text:style-name="T5">Informe de error -</text:span></text:p>
      <text:p text:style-name="Standard"><text:span text:style-name="T5">ORA-01536: cuota de espacio excedida para tablespace 'CARRERAS'</text:span></text:p>
      <text:p text:style-name="Standard"><text:span text:style-name="T5">ORA-06512: en línea 3</text:span></text:p>
      <text:p text:style-name="Standard"><text:span text:style-name="T5">01536. 00000 - <text:s/>"space quota exceeded for tablespace '%s'"</text:span></text:p>
      <text:p text:style-name="Standard"><text:span text:style-name="T5">*Cause: <text:s text:c="3"/>The space quota for the segment owner in the tablespace has</text:span></text:p>
      <text:p text:style-name="Standard"><text:span text:style-name="T5"><text:s text:c="11"/>been exhausted and the operation attempted the creation of a</text:span></text:p>
      <text:p text:style-name="Standard"><text:span text:style-name="T5"><text:s text:c="11"/>new segment extent in the tablespace.</text:span></text:p>
      <text:p text:style-name="Standard"><text:span text:style-name="T5">*Action: <text:s text:c="2"/>Either drop unnecessary objects in the tablespace to reclaim</text:span></text:p>
      <text:p text:style-name="Standard"><text:span text:style-name="T5"><text:s text:c="11"/>space or have a privileged user increase the quota on this</text:span></text:p>
      <text:p text:style-name="Standard"><text:span text:style-name="T5"><text:s text:c="11"/>tablespace for the segment owner.</text:span></text:p>
      <text:p text:style-name="Standard"/>
      <text:p text:style-name="Standard"><text:span text:style-name="T4">Ampliación del tablespaces con un nuevo datafile para poder insertar más datos</text:span></text:p>
      <text:p text:style-name="P3"/>
      <text:p text:style-name="Standard"><text:soft-page-break/><text:span text:style-name="T2">ALTER TABLESPACE CARRERAS</text:span></text:p>
      <text:p text:style-name="Standard"><text:span text:style-name="T2"><text:s text:c="2"/>add DATAFILE</text:span></text:p>
      <text:p text:style-name="Standard"><text:span text:style-name="T2"><text:s text:c="2"/>'/datos/carreras/carreras3.dbf'</text:span></text:p>
      <text:p text:style-name="Standard"><text:span text:style-name="T2"><text:s text:c="4"/>SIZE 10M</text:span></text:p>
      <text:p text:style-name="Standard"><text:span text:style-name="T2"><text:s text:c="4"/>AUTOEXTEND ON <text:s/>NEXT 100k <text:s/></text:span></text:p>
      <text:p text:style-name="Standard"><text:span text:style-name="T2"><text:s text:c="4"/>MAXSIZE 100M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>Práctica 1 - Usuarios y Permisos-ASGBD- 2ºASIR<text:tab/><text:tab/><text:tab/><text:tab/><text:tab/></text:p>
        <text:p text:style-name="Standard">Carla García Parra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223" meta:word-count="923" meta:character-count="8145" meta:non-whitespace-character-count="7094"/>
    <meta:generator>LibreOfficeDev/6.0.5.2$Linux_X86_64 LibreOffice_project/</meta:generator>
  </office:meta>
</office:document-meta>
</file>